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31.19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47.31pt" svg:height="261.27pt" svg:x="220.03pt" svg:y="0pt">
            <draw:object draw:notify-on-update-of-ranges="Sheet1.A1:Sheet1.A1 Sheet1.A2:Sheet1.A31 Sheet1.B1:Sheet1.B1 Sheet1.B2:Sheet1.B31 Sheet1.C1:Sheet1.C1 Sheet1.C2:Sheet1.C31 Sheet1.E1:Sheet1.E1 Sheet1.E2:Sheet1.E31 Sheet1.G1:Sheet1.G1 Sheet1.G2:Sheet1.G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numFeatures=1</text:p>
          </table:table-cell>
          <table:table-cell office:value-type="string" calcext:value-type="string">
            <text:p>numFeatures=5</text:p>
          </table:table-cell>
          <table:table-cell office:value-type="string" calcext:value-type="string">
            <text:p>numFeatures=10</text:p>
          </table:table-cell>
          <table:table-cell office:value-type="string" calcext:value-type="string">
            <text:p>numFeatures=15</text:p>
          </table:table-cell>
          <table:table-cell office:value-type="string" calcext:value-type="string">
            <text:p>numFeatures=20</text:p>
          </table:table-cell>
          <table:table-cell table:style-name="ce2" office:value-type="string" calcext:value-type="string">
            <text:p>numFeatures=25</text:p>
          </table:table-cell>
          <table:table-cell table:style-name="ce2" office:value-type="string" calcext:value-type="string">
            <text:p>numFeatures=30</text:p>
          </table:table-cell>
        </table:table-row>
        <table:table-row table:style-name="ro1">
          <table:table-cell office:value-type="float" office:value="0.894563802776654" calcext:value-type="float">
            <text:p>0.8945638028</text:p>
          </table:table-cell>
          <table:table-cell office:value-type="float" office:value="0.891762409541243" calcext:value-type="float">
            <text:p>0.8917624095</text:p>
          </table:table-cell>
          <table:table-cell office:value-type="float" office:value="0.896787909074876" calcext:value-type="float">
            <text:p>0.8967879091</text:p>
          </table:table-cell>
          <table:table-cell office:value-type="float" office:value="0.902946934257905" calcext:value-type="float">
            <text:p>0.9029469343</text:p>
          </table:table-cell>
          <table:table-cell office:value-type="float" office:value="0.912603697325916" calcext:value-type="float">
            <text:p>0.9126036973</text:p>
          </table:table-cell>
          <table:table-cell office:value-type="float" office:value="0.92076382278753" calcext:value-type="float">
            <text:p>0.9207638228</text:p>
          </table:table-cell>
          <table:table-cell office:value-type="float" office:value="0.930646412235732" calcext:value-type="float">
            <text:p>0.9306464122</text:p>
          </table:table-cell>
        </table:table-row>
        <table:table-row table:style-name="ro1">
          <table:table-cell office:value-type="float" office:value="0.889274877547233" calcext:value-type="float">
            <text:p>0.8892748775</text:p>
          </table:table-cell>
          <table:table-cell office:value-type="float" office:value="0.861266588105355" calcext:value-type="float">
            <text:p>0.8612665881</text:p>
          </table:table-cell>
          <table:table-cell office:value-type="float" office:value="0.860292318316957" calcext:value-type="float">
            <text:p>0.8602923183</text:p>
          </table:table-cell>
          <table:table-cell office:value-type="float" office:value="0.85688636753741" calcext:value-type="float">
            <text:p>0.8568863675</text:p>
          </table:table-cell>
          <table:table-cell office:value-type="float" office:value="0.859781184010744" calcext:value-type="float">
            <text:p>0.859781184</text:p>
          </table:table-cell>
          <table:table-cell office:value-type="float" office:value="0.859019756820491" calcext:value-type="float">
            <text:p>0.8590197568</text:p>
          </table:table-cell>
          <table:table-cell office:value-type="float" office:value="0.859941589464747" calcext:value-type="float">
            <text:p>0.8599415895</text:p>
          </table:table-cell>
        </table:table-row>
        <table:table-row table:style-name="ro1">
          <table:table-cell office:value-type="float" office:value="0.885574380230239" calcext:value-type="float">
            <text:p>0.8855743802</text:p>
          </table:table-cell>
          <table:table-cell office:value-type="float" office:value="0.843267911422416" calcext:value-type="float">
            <text:p>0.8432679114</text:p>
          </table:table-cell>
          <table:table-cell office:value-type="float" office:value="0.838050251923337" calcext:value-type="float">
            <text:p>0.8380502519</text:p>
          </table:table-cell>
          <table:table-cell office:value-type="float" office:value="0.832639928064345" calcext:value-type="float">
            <text:p>0.8326399281</text:p>
          </table:table-cell>
          <table:table-cell office:value-type="float" office:value="0.832082294366294" calcext:value-type="float">
            <text:p>0.8320822944</text:p>
          </table:table-cell>
          <table:table-cell office:value-type="float" office:value="0.831227434292909" calcext:value-type="float">
            <text:p>0.8312274343</text:p>
          </table:table-cell>
          <table:table-cell office:value-type="float" office:value="0.830542033146344" calcext:value-type="float">
            <text:p>0.8305420331</text:p>
          </table:table-cell>
        </table:table-row>
        <table:table-row table:style-name="ro1">
          <table:table-cell office:value-type="float" office:value="0.882833191270754" calcext:value-type="float">
            <text:p>0.8828331913</text:p>
          </table:table-cell>
          <table:table-cell office:value-type="float" office:value="0.83259597117085" calcext:value-type="float">
            <text:p>0.8325959712</text:p>
          </table:table-cell>
          <table:table-cell office:value-type="float" office:value="0.824250139849575" calcext:value-type="float">
            <text:p>0.8242501398</text:p>
          </table:table-cell>
          <table:table-cell office:value-type="float" office:value="0.819968396743607" calcext:value-type="float">
            <text:p>0.8199683967</text:p>
          </table:table-cell>
          <table:table-cell office:value-type="float" office:value="0.818728983425252" calcext:value-type="float">
            <text:p>0.8187289834</text:p>
          </table:table-cell>
          <table:table-cell office:value-type="float" office:value="0.817628521489927" calcext:value-type="float">
            <text:p>0.8176285215</text:p>
          </table:table-cell>
          <table:table-cell office:value-type="float" office:value="0.816871662476414" calcext:value-type="float">
            <text:p>0.8168716625</text:p>
          </table:table-cell>
        </table:table-row>
        <table:table-row table:style-name="ro1">
          <table:table-cell office:value-type="float" office:value="0.880739526607216" calcext:value-type="float">
            <text:p>0.8807395266</text:p>
          </table:table-cell>
          <table:table-cell office:value-type="float" office:value="0.826506995938065" calcext:value-type="float">
            <text:p>0.8265069959</text:p>
          </table:table-cell>
          <table:table-cell office:value-type="float" office:value="0.816347787118317" calcext:value-type="float">
            <text:p>0.8163477871</text:p>
          </table:table-cell>
          <table:table-cell office:value-type="float" office:value="0.812674261556041" calcext:value-type="float">
            <text:p>0.8126742616</text:p>
          </table:table-cell>
          <table:table-cell office:value-type="float" office:value="0.811078411577997" calcext:value-type="float">
            <text:p>0.8110784116</text:p>
          </table:table-cell>
          <table:table-cell office:value-type="float" office:value="0.80989373277999" calcext:value-type="float">
            <text:p>0.8098937328</text:p>
          </table:table-cell>
          <table:table-cell office:value-type="float" office:value="0.809114902996912" calcext:value-type="float">
            <text:p>0.809114903</text:p>
          </table:table-cell>
        </table:table-row>
        <table:table-row table:style-name="ro1">
          <table:table-cell office:value-type="float" office:value="0.879103270941909" calcext:value-type="float">
            <text:p>0.8791032709</text:p>
          </table:table-cell>
          <table:table-cell office:value-type="float" office:value="0.822563702199422" calcext:value-type="float">
            <text:p>0.8225637022</text:p>
          </table:table-cell>
          <table:table-cell office:value-type="float" office:value="0.81171939868447" calcext:value-type="float">
            <text:p>0.8117193987</text:p>
          </table:table-cell>
          <table:table-cell office:value-type="float" office:value="0.807933612404502" calcext:value-type="float">
            <text:p>0.8079336124</text:p>
          </table:table-cell>
          <table:table-cell office:value-type="float" office:value="0.805957892521353" calcext:value-type="float">
            <text:p>0.8059578925</text:p>
          </table:table-cell>
          <table:table-cell office:value-type="float" office:value="0.804835246969689" calcext:value-type="float">
            <text:p>0.804835247</text:p>
          </table:table-cell>
          <table:table-cell office:value-type="float" office:value="0.804087552922924" calcext:value-type="float">
            <text:p>0.8040875529</text:p>
          </table:table-cell>
        </table:table-row>
        <table:table-row table:style-name="ro1">
          <table:table-cell office:value-type="float" office:value="0.877800158172057" calcext:value-type="float">
            <text:p>0.8778001582</text:p>
          </table:table-cell>
          <table:table-cell office:value-type="float" office:value="0.820058410877801" calcext:value-type="float">
            <text:p>0.8200584109</text:p>
          </table:table-cell>
          <table:table-cell office:value-type="float" office:value="0.808638468304719" calcext:value-type="float">
            <text:p>0.8086384683</text:p>
          </table:table-cell>
          <table:table-cell office:value-type="float" office:value="0.804551721068767" calcext:value-type="float">
            <text:p>0.8045517211</text:p>
          </table:table-cell>
          <table:table-cell office:value-type="float" office:value="0.802318559737279" calcext:value-type="float">
            <text:p>0.8023185597</text:p>
          </table:table-cell>
          <table:table-cell office:value-type="float" office:value="0.801295629663671" calcext:value-type="float">
            <text:p>0.8012956297</text:p>
          </table:table-cell>
          <table:table-cell office:value-type="float" office:value="0.8005611836856" calcext:value-type="float">
            <text:p>0.8005611837</text:p>
          </table:table-cell>
        </table:table-row>
        <table:table-row table:style-name="ro1">
          <table:table-cell office:value-type="float" office:value="0.876745764503227" calcext:value-type="float">
            <text:p>0.8767457645</text:p>
          </table:table-cell>
          <table:table-cell office:value-type="float" office:value="0.818377126837658" calcext:value-type="float">
            <text:p>0.8183771268</text:p>
          </table:table-cell>
          <table:table-cell office:value-type="float" office:value="0.806391120117401" calcext:value-type="float">
            <text:p>0.8063911201</text:p>
          </table:table-cell>
          <table:table-cell office:value-type="float" office:value="0.801977013604476" calcext:value-type="float">
            <text:p>0.8019770136</text:p>
          </table:table-cell>
          <table:table-cell office:value-type="float" office:value="0.79964194791066" calcext:value-type="float">
            <text:p>0.7996419479</text:p>
          </table:table-cell>
          <table:table-cell office:value-type="float" office:value="0.798695368675586" calcext:value-type="float">
            <text:p>0.7986953687</text:p>
          </table:table-cell>
          <table:table-cell office:value-type="float" office:value="0.797959792291195" calcext:value-type="float">
            <text:p>0.7979597923</text:p>
          </table:table-cell>
        </table:table-row>
        <table:table-row table:style-name="ro1">
          <table:table-cell office:value-type="float" office:value="0.875880908296894" calcext:value-type="float">
            <text:p>0.8758809083</text:p>
          </table:table-cell>
          <table:table-cell office:value-type="float" office:value="0.817149672675496" calcext:value-type="float">
            <text:p>0.8171496727</text:p>
          </table:table-cell>
          <table:table-cell office:value-type="float" office:value="0.804669069201604" calcext:value-type="float">
            <text:p>0.8046690692</text:p>
          </table:table-cell>
          <table:table-cell office:value-type="float" office:value="0.799953811528926" calcext:value-type="float">
            <text:p>0.7999538115</text:p>
          </table:table-cell>
          <table:table-cell office:value-type="float" office:value="0.797616481947752" calcext:value-type="float">
            <text:p>0.7976164819</text:p>
          </table:table-cell>
          <table:table-cell office:value-type="float" office:value="0.796706807478416" calcext:value-type="float">
            <text:p>0.7967068075</text:p>
          </table:table-cell>
          <table:table-cell office:value-type="float" office:value="0.795971499458423" calcext:value-type="float">
            <text:p>0.7959714995</text:p>
          </table:table-cell>
        </table:table-row>
        <table:table-row table:style-name="ro1">
          <table:table-cell office:value-type="float" office:value="0.875163068065566" calcext:value-type="float">
            <text:p>0.8751630681</text:p>
          </table:table-cell>
          <table:table-cell office:value-type="float" office:value="0.816194362505684" calcext:value-type="float">
            <text:p>0.8161943625</text:p>
          </table:table-cell>
          <table:table-cell office:value-type="float" office:value="0.803309360693507" calcext:value-type="float">
            <text:p>0.8033093607</text:p>
          </table:table-cell>
          <table:table-cell office:value-type="float" office:value="0.798342336486019" calcext:value-type="float">
            <text:p>0.7983423365</text:p>
          </table:table-cell>
          <table:table-cell office:value-type="float" office:value="0.796045733283524" calcext:value-type="float">
            <text:p>0.7960457333</text:p>
          </table:table-cell>
          <table:table-cell office:value-type="float" office:value="0.795136658511443" calcext:value-type="float">
            <text:p>0.7951366585</text:p>
          </table:table-cell>
          <table:table-cell office:value-type="float" office:value="0.794409221485113" calcext:value-type="float">
            <text:p>0.7944092215</text:p>
          </table:table-cell>
        </table:table-row>
        <table:table-row table:style-name="ro1">
          <table:table-cell office:value-type="float" office:value="0.874560993193548" calcext:value-type="float">
            <text:p>0.8745609932</text:p>
          </table:table-cell>
          <table:table-cell office:value-type="float" office:value="0.815423446044197" calcext:value-type="float">
            <text:p>0.815423446</text:p>
          </table:table-cell>
          <table:table-cell office:value-type="float" office:value="0.802211798259086" calcext:value-type="float">
            <text:p>0.8022117983</text:p>
          </table:table-cell>
          <table:table-cell office:value-type="float" office:value="0.797049492884627" calcext:value-type="float">
            <text:p>0.7970494929</text:p>
          </table:table-cell>
          <table:table-cell office:value-type="float" office:value="0.794801834623143" calcext:value-type="float">
            <text:p>0.7948018346</text:p>
          </table:table-cell>
          <table:table-cell office:value-type="float" office:value="0.793867378908283" calcext:value-type="float">
            <text:p>0.7938673789</text:p>
          </table:table-cell>
          <table:table-cell office:value-type="float" office:value="0.793153815625545" calcext:value-type="float">
            <text:p>0.7931538156</text:p>
          </table:table-cell>
        </table:table-row>
        <table:table-row table:style-name="ro1">
          <table:table-cell office:value-type="float" office:value="0.874051333270841" calcext:value-type="float">
            <text:p>0.8740513333</text:p>
          </table:table-cell>
          <table:table-cell office:value-type="float" office:value="0.814787172257143" calcext:value-type="float">
            <text:p>0.8147871723</text:p>
          </table:table-cell>
          <table:table-cell office:value-type="float" office:value="0.801312989765072" calcext:value-type="float">
            <text:p>0.8013129898</text:p>
          </table:table-cell>
          <table:table-cell office:value-type="float" office:value="0.796005803468773" calcext:value-type="float">
            <text:p>0.7960058035</text:p>
          </table:table-cell>
          <table:table-cell office:value-type="float" office:value="0.793798509278361" calcext:value-type="float">
            <text:p>0.7937985093</text:p>
          </table:table-cell>
          <table:table-cell office:value-type="float" office:value="0.79282424947215" calcext:value-type="float">
            <text:p>0.7928242495</text:p>
          </table:table-cell>
          <table:table-cell office:value-type="float" office:value="0.79212632570671" calcext:value-type="float">
            <text:p>0.7921263257</text:p>
          </table:table-cell>
        </table:table-row>
        <table:table-row table:style-name="ro1">
          <table:table-cell office:value-type="float" office:value="0.873616434578393" calcext:value-type="float">
            <text:p>0.8736164346</text:p>
          </table:table-cell>
          <table:table-cell office:value-type="float" office:value="0.814253616077342" calcext:value-type="float">
            <text:p>0.8142536161</text:p>
          </table:table-cell>
          <table:table-cell office:value-type="float" office:value="0.800567476950331" calcext:value-type="float">
            <text:p>0.800567477</text:p>
          </table:table-cell>
          <table:table-cell office:value-type="float" office:value="0.795155666449359" calcext:value-type="float">
            <text:p>0.7951556664</text:p>
          </table:table-cell>
          <table:table-cell office:value-type="float" office:value="0.792976546371696" calcext:value-type="float">
            <text:p>0.7929765464</text:p>
          </table:table-cell>
          <table:table-cell office:value-type="float" office:value="0.791956184132114" calcext:value-type="float">
            <text:p>0.7919561841</text:p>
          </table:table-cell>
          <table:table-cell office:value-type="float" office:value="0.791272676978587" calcext:value-type="float">
            <text:p>0.791272677</text:p>
          </table:table-cell>
        </table:table-row>
        <table:table-row table:style-name="ro1">
          <table:table-cell office:value-type="float" office:value="0.873242621757237" calcext:value-type="float">
            <text:p>0.8732426218</text:p>
          </table:table-cell>
          <table:table-cell office:value-type="float" office:value="0.813801590774679" calcext:value-type="float">
            <text:p>0.8138015908</text:p>
          </table:table-cell>
          <table:table-cell office:value-type="float" office:value="0.79994212148614" calcext:value-type="float">
            <text:p>0.7999421215</text:p>
          </table:table-cell>
          <table:table-cell office:value-type="float" office:value="0.794455201394476" calcext:value-type="float">
            <text:p>0.7944552014</text:p>
          </table:table-cell>
          <table:table-cell office:value-type="float" office:value="0.792293744250768" calcext:value-type="float">
            <text:p>0.7922937443</text:p>
          </table:table-cell>
          <table:table-cell office:value-type="float" office:value="0.791226530594153" calcext:value-type="float">
            <text:p>0.7912265306</text:p>
          </table:table-cell>
          <table:table-cell office:value-type="float" office:value="0.790554348467113" calcext:value-type="float">
            <text:p>0.7905543485</text:p>
          </table:table-cell>
        </table:table-row>
        <table:table-row table:style-name="ro1">
          <table:table-cell office:value-type="float" office:value="0.872919211086228" calcext:value-type="float">
            <text:p>0.8729192111</text:p>
          </table:table-cell>
          <table:table-cell office:value-type="float" office:value="0.813415113941008" calcext:value-type="float">
            <text:p>0.8134151139</text:p>
          </table:table-cell>
          <table:table-cell office:value-type="float" office:value="0.79941228110758" calcext:value-type="float">
            <text:p>0.7994122811</text:p>
          </table:table-cell>
          <table:table-cell office:value-type="float" office:value="0.793870488766607" calcext:value-type="float">
            <text:p>0.7938704888</text:p>
          </table:table-cell>
          <table:table-cell office:value-type="float" office:value="0.791719361912273" calcext:value-type="float">
            <text:p>0.7917193619</text:p>
          </table:table-cell>
          <table:table-cell office:value-type="float" office:value="0.790607803852773" calcext:value-type="float">
            <text:p>0.7906078039</text:p>
          </table:table-cell>
          <table:table-cell office:value-type="float" office:value="0.789943672947533" calcext:value-type="float">
            <text:p>0.7899436729</text:p>
          </table:table-cell>
        </table:table-row>
        <table:table-row table:style-name="ro1">
          <table:table-cell office:value-type="float" office:value="0.872637718215796" calcext:value-type="float">
            <text:p>0.8726377182</text:p>
          </table:table-cell>
          <table:table-cell office:value-type="float" office:value="0.813082231558146" calcext:value-type="float">
            <text:p>0.8130822316</text:p>
          </table:table-cell>
          <table:table-cell office:value-type="float" office:value="0.798959625102017" calcext:value-type="float">
            <text:p>0.7989596251</text:p>
          </table:table-cell>
          <table:table-cell office:value-type="float" office:value="0.793376057341101" calcext:value-type="float">
            <text:p>0.7933760573</text:p>
          </table:table-cell>
          <table:table-cell office:value-type="float" office:value="0.791230764949399" calcext:value-type="float">
            <text:p>0.7912307649</text:p>
          </table:table-cell>
          <table:table-cell office:value-type="float" office:value="0.790078992883318" calcext:value-type="float">
            <text:p>0.7900789929</text:p>
          </table:table-cell>
          <table:table-cell office:value-type="float" office:value="0.789420054349213" calcext:value-type="float">
            <text:p>0.7894200543</text:p>
          </table:table-cell>
        </table:table-row>
        <table:table-row table:style-name="ro1">
          <table:table-cell office:value-type="float" office:value="0.872391420808087" calcext:value-type="float">
            <text:p>0.8723914208</text:p>
          </table:table-cell>
          <table:table-cell office:value-type="float" office:value="0.812793628783472" calcext:value-type="float">
            <text:p>0.8127936288</text:p>
          </table:table-cell>
          <table:table-cell office:value-type="float" office:value="0.798570108136938" calcext:value-type="float">
            <text:p>0.7985701081</text:p>
          </table:table-cell>
          <table:table-cell office:value-type="float" office:value="0.792953709464896" calcext:value-type="float">
            <text:p>0.7929537095</text:p>
          </table:table-cell>
          <table:table-cell office:value-type="float" office:value="0.790811225334853" calcext:value-type="float">
            <text:p>0.7908112253</text:p>
          </table:table-cell>
          <table:table-cell office:value-type="float" office:value="0.789623839789999" calcext:value-type="float">
            <text:p>0.7896238398</text:p>
          </table:table-cell>
          <table:table-cell office:value-type="float" office:value="0.788967580581384" calcext:value-type="float">
            <text:p>0.7889675806</text:p>
          </table:table-cell>
        </table:table-row>
        <table:table-row table:style-name="ro1">
          <table:table-cell office:value-type="float" office:value="0.872174877675087" calcext:value-type="float">
            <text:p>0.8721748777</text:p>
          </table:table-cell>
          <table:table-cell office:value-type="float" office:value="0.812541944290698" calcext:value-type="float">
            <text:p>0.8125419443</text:p>
          </table:table-cell>
          <table:table-cell office:value-type="float" office:value="0.798232915050532" calcext:value-type="float">
            <text:p>0.7982329151</text:p>
          </table:table-cell>
          <table:table-cell office:value-type="float" office:value="0.792589658215418" calcext:value-type="float">
            <text:p>0.7925896582</text:p>
          </table:table-cell>
          <table:table-cell office:value-type="float" office:value="0.790448027492248" calcext:value-type="float">
            <text:p>0.7904480275</text:p>
          </table:table-cell>
          <table:table-cell office:value-type="float" office:value="0.789229489834453" calcext:value-type="float">
            <text:p>0.7892294898</text:p>
          </table:table-cell>
          <table:table-cell office:value-type="float" office:value="0.788574004312853" calcext:value-type="float">
            <text:p>0.7885740043</text:p>
          </table:table-cell>
        </table:table-row>
        <table:table-row table:style-name="ro1">
          <table:table-cell office:value-type="float" office:value="0.871983658930973" calcext:value-type="float">
            <text:p>0.8719836589</text:p>
          </table:table-cell>
          <table:table-cell office:value-type="float" office:value="0.812321312421451" calcext:value-type="float">
            <text:p>0.8123213124</text:p>
          </table:table-cell>
          <table:table-cell office:value-type="float" office:value="0.797939552229056" calcext:value-type="float">
            <text:p>0.7979395522</text:p>
          </table:table-cell>
          <table:table-cell office:value-type="float" office:value="0.792273492517559" calcext:value-type="float">
            <text:p>0.7922734925</text:p>
          </table:table-cell>
          <table:table-cell office:value-type="float" office:value="0.790131406265053" calcext:value-type="float">
            <text:p>0.7901314063</text:p>
          </table:table-cell>
          <table:table-cell office:value-type="float" office:value="0.788885717490401" calcext:value-type="float">
            <text:p>0.7888857175</text:p>
          </table:table-cell>
          <table:table-cell office:value-type="float" office:value="0.788229668601127" calcext:value-type="float">
            <text:p>0.7882296686</text:p>
          </table:table-cell>
        </table:table-row>
        <table:table-row table:style-name="ro1">
          <table:table-cell office:value-type="float" office:value="0.871814147314038" calcext:value-type="float">
            <text:p>0.8718141473</text:p>
          </table:table-cell>
          <table:table-cell office:value-type="float" office:value="0.812127005976489" calcext:value-type="float">
            <text:p>0.812127006</text:p>
          </table:table-cell>
          <table:table-cell office:value-type="float" office:value="0.797683203052423" calcext:value-type="float">
            <text:p>0.7976832031</text:p>
          </table:table-cell>
          <table:table-cell office:value-type="float" office:value="0.791997357573466" calcext:value-type="float">
            <text:p>0.7919973576</text:p>
          </table:table-cell>
          <table:table-cell office:value-type="float" office:value="0.789853662553837" calcext:value-type="float">
            <text:p>0.7898536626</text:p>
          </table:table-cell>
          <table:table-cell office:value-type="float" office:value="0.788584381547986" calcext:value-type="float">
            <text:p>0.7885843815</text:p>
          </table:table-cell>
          <table:table-cell office:value-type="float" office:value="0.787926796076678" calcext:value-type="float">
            <text:p>0.7879267961</text:p>
          </table:table-cell>
        </table:table-row>
        <table:table-row table:style-name="ro1">
          <table:table-cell office:value-type="float" office:value="0.871663337558734" calcext:value-type="float">
            <text:p>0.8716633376</text:p>
          </table:table-cell>
          <table:table-cell office:value-type="float" office:value="0.811955163957977" calcext:value-type="float">
            <text:p>0.811955164</text:p>
          </table:table-cell>
          <table:table-cell office:value-type="float" office:value="0.797458104037279" calcext:value-type="float">
            <text:p>0.797458104</text:p>
          </table:table-cell>
          <table:table-cell office:value-type="float" office:value="0.791755122504355" calcext:value-type="float">
            <text:p>0.7917551225</text:p>
          </table:table-cell>
          <table:table-cell office:value-type="float" office:value="0.789608798641622" calcext:value-type="float">
            <text:p>0.7896087986</text:p>
          </table:table-cell>
          <table:table-cell office:value-type="float" office:value="0.788319065927212" calcext:value-type="float">
            <text:p>0.7883190659</text:p>
          </table:table-cell>
          <table:table-cell office:value-type="float" office:value="0.787659008581224" calcext:value-type="float">
            <text:p>0.7876590086</text:p>
          </table:table-cell>
        </table:table-row>
        <table:table-row table:style-name="ro1">
          <table:table-cell office:value-type="float" office:value="0.871528726377185" calcext:value-type="float">
            <text:p>0.8715287264</text:p>
          </table:table-cell>
          <table:table-cell office:value-type="float" office:value="0.811802610052786" calcext:value-type="float">
            <text:p>0.8118026101</text:p>
          </table:table-cell>
          <table:table-cell office:value-type="float" office:value="0.797259525231497" calcext:value-type="float">
            <text:p>0.7972595252</text:p>
          </table:table-cell>
          <table:table-cell office:value-type="float" office:value="0.791541798124823" calcext:value-type="float">
            <text:p>0.7915417981</text:p>
          </table:table-cell>
          <table:table-cell office:value-type="float" office:value="0.789391987152047" calcext:value-type="float">
            <text:p>0.7893919872</text:p>
          </table:table-cell>
          <table:table-cell office:value-type="float" office:value="0.788084317877098" calcext:value-type="float">
            <text:p>0.7880843179</text:p>
          </table:table-cell>
          <table:table-cell office:value-type="float" office:value="0.78742117340193" calcext:value-type="float">
            <text:p>0.7874211734</text:p>
          </table:table-cell>
        </table:table-row>
        <table:table-row table:style-name="ro1">
          <table:table-cell office:value-type="float" office:value="0.871408200852432" calcext:value-type="float">
            <text:p>0.8714082009</text:p>
          </table:table-cell>
          <table:table-cell office:value-type="float" office:value="0.811666712835395" calcext:value-type="float">
            <text:p>0.8116667128</text:p>
          </table:table-cell>
          <table:table-cell office:value-type="float" office:value="0.797083504597282" calcext:value-type="float">
            <text:p>0.7970835046</text:p>
          </table:table-cell>
          <table:table-cell office:value-type="float" office:value="0.791353268477241" calcext:value-type="float">
            <text:p>0.7913532685</text:p>
          </table:table-cell>
          <table:table-cell office:value-type="float" office:value="0.789199152790234" calcext:value-type="float">
            <text:p>0.7891991528</text:p>
          </table:table-cell>
          <table:table-cell office:value-type="float" office:value="0.78787585687606" calcext:value-type="float">
            <text:p>0.7878758569</text:p>
          </table:table-cell>
          <table:table-cell office:value-type="float" office:value="0.787209101763945" calcext:value-type="float">
            <text:p>0.7872091018</text:p>
          </table:table-cell>
        </table:table-row>
        <table:table-row table:style-name="ro1">
          <table:table-cell office:value-type="float" office:value="0.871300000192251" calcext:value-type="float">
            <text:p>0.8713000002</text:p>
          </table:table-cell>
          <table:table-cell office:value-type="float" office:value="0.811545277540768" calcext:value-type="float">
            <text:p>0.8115452775</text:p>
          </table:table-cell>
          <table:table-cell office:value-type="float" office:value="0.79692674310815" calcext:value-type="float">
            <text:p>0.7969267431</text:p>
          </table:table-cell>
          <table:table-cell office:value-type="float" office:value="0.791186219487607" calcext:value-type="float">
            <text:p>0.7911862195</text:p>
          </table:table-cell>
          <table:table-cell office:value-type="float" office:value="0.789026998531801" calcext:value-type="float">
            <text:p>0.7890269985</text:p>
          </table:table-cell>
          <table:table-cell office:value-type="float" office:value="0.787690245442767" calcext:value-type="float">
            <text:p>0.7876902454</text:p>
          </table:table-cell>
          <table:table-cell office:value-type="float" office:value="0.787019263147706" calcext:value-type="float">
            <text:p>0.7870192631</text:p>
          </table:table-cell>
        </table:table-row>
        <table:table-row table:style-name="ro1">
          <table:table-cell office:value-type="float" office:value="0.871202618575298" calcext:value-type="float">
            <text:p>0.8712026186</text:p>
          </table:table-cell>
          <table:table-cell office:value-type="float" office:value="0.811436456073759" calcext:value-type="float">
            <text:p>0.8114364561</text:p>
          </table:table-cell>
          <table:table-cell office:value-type="float" office:value="0.796786545445805" calcext:value-type="float">
            <text:p>0.7967865454</text:p>
          </table:table-cell>
          <table:table-cell office:value-type="float" office:value="0.791037767769685" calcext:value-type="float">
            <text:p>0.7910377678</text:p>
          </table:table-cell>
          <table:table-cell office:value-type="float" office:value="0.788872842295851" calcext:value-type="float">
            <text:p>0.7888728423</text:p>
          </table:table-cell>
          <table:table-cell office:value-type="float" office:value="0.787524487171335" calcext:value-type="float">
            <text:p>0.7875244872</text:p>
          </table:table-cell>
          <table:table-cell office:value-type="float" office:value="0.78684876848176" calcext:value-type="float">
            <text:p>0.7868487685</text:p>
          </table:table-cell>
        </table:table-row>
        <table:table-row table:style-name="ro1">
          <table:table-cell office:value-type="float" office:value="0.871114763134558" calcext:value-type="float">
            <text:p>0.8711147631</text:p>
          </table:table-cell>
          <table:table-cell office:value-type="float" office:value="0.811338683992354" calcext:value-type="float">
            <text:p>0.811338684</text:p>
          </table:table-cell>
          <table:table-cell office:value-type="float" office:value="0.796660693107593" calcext:value-type="float">
            <text:p>0.7966606931</text:p>
          </table:table-cell>
          <table:table-cell office:value-type="float" office:value="0.79090546022205" calcext:value-type="float">
            <text:p>0.7909054602</text:p>
          </table:table-cell>
          <table:table-cell office:value-type="float" office:value="0.788734339243258" calcext:value-type="float">
            <text:p>0.7887343392</text:p>
          </table:table-cell>
          <table:table-cell office:value-type="float" office:value="0.787376075260671" calcext:value-type="float">
            <text:p>0.7873760753</text:p>
          </table:table-cell>
          <table:table-cell office:value-type="float" office:value="0.786695158406326" calcext:value-type="float">
            <text:p>0.7866951584</text:p>
          </table:table-cell>
        </table:table-row>
        <table:table-row table:style-name="ro1">
          <table:table-cell office:value-type="float" office:value="0.871035322935376" calcext:value-type="float">
            <text:p>0.8710353229</text:p>
          </table:table-cell>
          <table:table-cell office:value-type="float" office:value="0.811250622497386" calcext:value-type="float">
            <text:p>0.8112506225</text:p>
          </table:table-cell>
          <table:table-cell office:value-type="float" office:value="0.796547193264642" calcext:value-type="float">
            <text:p>0.7965471933</text:p>
          </table:table-cell>
          <table:table-cell office:value-type="float" office:value="0.790787224395279" calcext:value-type="float">
            <text:p>0.7907872244</text:p>
          </table:table-cell>
          <table:table-cell office:value-type="float" office:value="0.788609566920737" calcext:value-type="float">
            <text:p>0.7886095669</text:p>
          </table:table-cell>
          <table:table-cell office:value-type="float" office:value="0.787242834058133" calcext:value-type="float">
            <text:p>0.7872428341</text:p>
          </table:table-cell>
          <table:table-cell office:value-type="float" office:value="0.786556382272164" calcext:value-type="float">
            <text:p>0.7865563823</text:p>
          </table:table-cell>
        </table:table-row>
        <table:table-row table:style-name="ro1">
          <table:table-cell office:value-type="float" office:value="0.870963358331793" calcext:value-type="float">
            <text:p>0.8709633583</text:p>
          </table:table-cell>
          <table:table-cell office:value-type="float" office:value="0.811171130611764" calcext:value-type="float">
            <text:p>0.8111711306</text:p>
          </table:table-cell>
          <table:table-cell office:value-type="float" office:value="0.796444530778597" calcext:value-type="float">
            <text:p>0.7964445308</text:p>
          </table:table-cell>
          <table:table-cell office:value-type="float" office:value="0.790681355244531" calcext:value-type="float">
            <text:p>0.7906813552</text:p>
          </table:table-cell>
          <table:table-cell office:value-type="float" office:value="0.788496884786006" calcext:value-type="float">
            <text:p>0.7884968848</text:p>
          </table:table-cell>
          <table:table-cell office:value-type="float" office:value="0.787122976657968" calcext:value-type="float">
            <text:p>0.7871229767</text:p>
          </table:table-cell>
          <table:table-cell office:value-type="float" office:value="0.786430694668707" calcext:value-type="float">
            <text:p>0.7864306947</text:p>
          </table:table-cell>
        </table:table-row>
        <table:table-row table:style-name="ro1">
          <table:table-cell office:value-type="float" office:value="0.870898046578533" calcext:value-type="float">
            <text:p>0.8708980466</text:p>
          </table:table-cell>
          <table:table-cell office:value-type="float" office:value="0.8110992220781" calcext:value-type="float">
            <text:p>0.8110992221</text:p>
          </table:table-cell>
          <table:table-cell office:value-type="float" office:value="0.796351387911104" calcext:value-type="float">
            <text:p>0.7963513879</text:p>
          </table:table-cell>
          <table:table-cell office:value-type="float" office:value="0.790586323291522" calcext:value-type="float">
            <text:p>0.7905863233</text:p>
          </table:table-cell>
          <table:table-cell office:value-type="float" office:value="0.78839490021445" calcext:value-type="float">
            <text:p>0.7883949002</text:p>
          </table:table-cell>
          <table:table-cell office:value-type="float" office:value="0.787014923843804" calcext:value-type="float">
            <text:p>0.7870149238</text:p>
          </table:table-cell>
          <table:table-cell office:value-type="float" office:value="0.786316630810232" calcext:value-type="float">
            <text:p>0.7863166308</text:p>
          </table:table-cell>
        </table:table-row>
        <table:table-row table:style-name="ro1">
          <table:table-cell office:value-type="float" office:value="0.870838674016676" calcext:value-type="float">
            <text:p>0.870838674</text:p>
          </table:table-cell>
          <table:table-cell office:value-type="float" office:value="0.811034064107716" calcext:value-type="float">
            <text:p>0.8110340641</text:p>
          </table:table-cell>
          <table:table-cell office:value-type="float" office:value="0.7962666226529" calcext:value-type="float">
            <text:p>0.7962666227</text:p>
          </table:table-cell>
          <table:table-cell office:value-type="float" office:value="0.790500819014253" calcext:value-type="float">
            <text:p>0.790500819</text:p>
          </table:table-cell>
          <table:table-cell office:value-type="float" office:value="0.788302384967212" calcext:value-type="float">
            <text:p>0.788302385</text:p>
          </table:table-cell>
          <table:table-cell office:value-type="float" office:value="0.786917327092747" calcext:value-type="float">
            <text:p>0.7869173271</text:p>
          </table:table-cell>
          <table:table-cell office:value-type="float" office:value="0.786212840304709" calcext:value-type="float">
            <text:p>0.78621284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9:44:58.988196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21:19:57.857173783</meta:creation-date>
    <dc:date>2015-03-23T19:46:37.856969983</dc:date>
    <meta:editing-duration>PT59M13S</meta:editing-duration>
    <meta:editing-cycles>22</meta:editing-cycles>
    <meta:generator>LibreOffice/4.4.1.2$Linux_X86_64 LibreOffice_project/40m0$Build-2</meta:generator>
    <meta:document-statistic meta:table-count="1" meta:cell-count="2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309cm" svg:height="9.218cm" xlink:href=".." xlink:type="simple" chart:class="chart:line" chart:style-name="ch1">
        <chart:title svg:x="7.97cm" svg:y="8.461cm" chart:style-name="ch2">
          <text:p>图一</text:p>
        </chart:title>
        <chart:legend svg:x="15.132cm" svg:y="2.835cm" style:legend-expansion="custom" chartooo:width="3.666cm" chartooo:height="2.767cm" style:legend-expansion-aspect-ratio="1.32490061438381" chart:style-name="ch3"/>
        <chart:plot-area chart:style-name="ch4" table:cell-range-address="Sheet1.A1:Sheet1.C31 Sheet1.E1:Sheet1.E31 Sheet1.G1:Sheet1.G31" chart:data-source-has-labels="row" svg:x="0.682cm" svg:y="0.136cm" svg:width="14.338cm" svg:height="8.386cm">
          <chartooo:coordinate-region svg:x="1.594cm" svg:y="0.335cm" svg:width="13.239cm" svg:height="7.54cm"/>
          <chart:axis chart:dimension="x" chart:name="primary-x" chart:style-name="ch5">
            <chart:title svg:x="12.734cm" svg:y="8.534cm" chart:style-name="ch6">
              <text:p>numIterations</text:p>
            </chart:title>
          </chart:axis>
          <chart:axis chart:dimension="y" chart:name="primary-y" chart:style-name="ch5">
            <chart:title svg:x="0.034cm" svg:y="2.232cm" chart:style-name="ch7">
              <text:p>RMSE</text:p>
            </chart:title>
            <chart:grid chart:style-name="ch8" chart:class="major"/>
          </chart:axis>
          <chart:series chart:style-name="ch9" chart:values-cell-range-address="Sheet1.A2:Sheet1.A31" chart:label-cell-address="Sheet1.A1:Sheet1.A1" chart:class="chart:line">
            <chart:data-point chart:repeated="30"/>
          </chart:series>
          <chart:series chart:style-name="ch10" chart:values-cell-range-address="Sheet1.B2:Sheet1.B31" chart:label-cell-address="Sheet1.B1:Sheet1.B1" chart:class="chart:line">
            <chart:data-point chart:repeated="30"/>
          </chart:series>
          <chart:series chart:style-name="ch11" chart:values-cell-range-address="Sheet1.C2:Sheet1.C31" chart:label-cell-address="Sheet1.C1:Sheet1.C1" chart:class="chart:line">
            <chart:data-point chart:repeated="30"/>
          </chart:series>
          <chart:series chart:style-name="ch12" chart:values-cell-range-address="Sheet1.E2:Sheet1.E31" chart:label-cell-address="Sheet1.E1:Sheet1.E1" chart:class="chart:line">
            <chart:data-point chart:repeated="30"/>
          </chart:series>
          <chart:series chart:style-name="ch13" chart:values-cell-range-address="Sheet1.G2:Sheet1.G31" chart:label-cell-address="Sheet1.G1:Sheet1.G1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Features=1</text:p>
                <draw:g>
                  <svg:desc>Sheet1.A1:Sheet1.A1</svg:desc>
                </draw:g>
              </table:table-cell>
              <table:table-cell office:value-type="string">
                <text:p>numFeatures=5</text:p>
                <draw:g>
                  <svg:desc>Sheet1.B1:Sheet1.B1</svg:desc>
                </draw:g>
              </table:table-cell>
              <table:table-cell office:value-type="string">
                <text:p>numFeatures=10</text:p>
                <draw:g>
                  <svg:desc>Sheet1.C1:Sheet1.C1</svg:desc>
                </draw:g>
              </table:table-cell>
              <table:table-cell office:value-type="string">
                <text:p>numFeatures=20</text:p>
                <draw:g>
                  <svg:desc>Sheet1.E1:Sheet1.E1</svg:desc>
                </draw:g>
              </table:table-cell>
              <table:table-cell office:value-type="string">
                <text:p>numFeatures=30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4563802776654">
                <text:p>0.894563802776654</text:p>
                <draw:g>
                  <svg:desc>Sheet1.A2:Sheet1.A31</svg:desc>
                </draw:g>
              </table:table-cell>
              <table:table-cell office:value-type="float" office:value="0.891762409541243">
                <text:p>0.891762409541243</text:p>
                <draw:g>
                  <svg:desc>Sheet1.B2:Sheet1.B31</svg:desc>
                </draw:g>
              </table:table-cell>
              <table:table-cell office:value-type="float" office:value="0.896787909074876">
                <text:p>0.896787909074876</text:p>
                <draw:g>
                  <svg:desc>Sheet1.C2:Sheet1.C31</svg:desc>
                </draw:g>
              </table:table-cell>
              <table:table-cell office:value-type="float" office:value="0.912603697325916">
                <text:p>0.912603697325916</text:p>
                <draw:g>
                  <svg:desc>Sheet1.E2:Sheet1.E31</svg:desc>
                </draw:g>
              </table:table-cell>
              <table:table-cell office:value-type="float" office:value="0.930646412235732">
                <text:p>0.930646412235732</text:p>
                <draw:g>
                  <svg:desc>Sheet1.G2:Sheet1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9274877547233">
                <text:p>0.889274877547233</text:p>
              </table:table-cell>
              <table:table-cell office:value-type="float" office:value="0.861266588105355">
                <text:p>0.861266588105355</text:p>
              </table:table-cell>
              <table:table-cell office:value-type="float" office:value="0.860292318316957">
                <text:p>0.860292318316957</text:p>
              </table:table-cell>
              <table:table-cell office:value-type="float" office:value="0.859781184010744">
                <text:p>0.859781184010744</text:p>
              </table:table-cell>
              <table:table-cell office:value-type="float" office:value="0.859941589464747">
                <text:p>0.859941589464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5574380230239">
                <text:p>0.885574380230239</text:p>
              </table:table-cell>
              <table:table-cell office:value-type="float" office:value="0.843267911422416">
                <text:p>0.843267911422416</text:p>
              </table:table-cell>
              <table:table-cell office:value-type="float" office:value="0.838050251923337">
                <text:p>0.838050251923337</text:p>
              </table:table-cell>
              <table:table-cell office:value-type="float" office:value="0.832082294366294">
                <text:p>0.832082294366294</text:p>
              </table:table-cell>
              <table:table-cell office:value-type="float" office:value="0.830542033146344">
                <text:p>0.830542033146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2833191270754">
                <text:p>0.882833191270754</text:p>
              </table:table-cell>
              <table:table-cell office:value-type="float" office:value="0.83259597117085">
                <text:p>0.83259597117085</text:p>
              </table:table-cell>
              <table:table-cell office:value-type="float" office:value="0.824250139849575">
                <text:p>0.824250139849575</text:p>
              </table:table-cell>
              <table:table-cell office:value-type="float" office:value="0.818728983425252">
                <text:p>0.818728983425252</text:p>
              </table:table-cell>
              <table:table-cell office:value-type="float" office:value="0.816871662476414">
                <text:p>0.816871662476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0739526607216">
                <text:p>0.880739526607216</text:p>
              </table:table-cell>
              <table:table-cell office:value-type="float" office:value="0.826506995938065">
                <text:p>0.826506995938065</text:p>
              </table:table-cell>
              <table:table-cell office:value-type="float" office:value="0.816347787118317">
                <text:p>0.816347787118317</text:p>
              </table:table-cell>
              <table:table-cell office:value-type="float" office:value="0.811078411577997">
                <text:p>0.811078411577997</text:p>
              </table:table-cell>
              <table:table-cell office:value-type="float" office:value="0.809114902996912">
                <text:p>0.809114902996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9103270941909">
                <text:p>0.879103270941909</text:p>
              </table:table-cell>
              <table:table-cell office:value-type="float" office:value="0.822563702199422">
                <text:p>0.822563702199422</text:p>
              </table:table-cell>
              <table:table-cell office:value-type="float" office:value="0.81171939868447">
                <text:p>0.81171939868447</text:p>
              </table:table-cell>
              <table:table-cell office:value-type="float" office:value="0.805957892521353">
                <text:p>0.805957892521353</text:p>
              </table:table-cell>
              <table:table-cell office:value-type="float" office:value="0.804087552922924">
                <text:p>0.804087552922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7800158172057">
                <text:p>0.877800158172057</text:p>
              </table:table-cell>
              <table:table-cell office:value-type="float" office:value="0.820058410877801">
                <text:p>0.820058410877801</text:p>
              </table:table-cell>
              <table:table-cell office:value-type="float" office:value="0.808638468304719">
                <text:p>0.808638468304719</text:p>
              </table:table-cell>
              <table:table-cell office:value-type="float" office:value="0.802318559737279">
                <text:p>0.802318559737279</text:p>
              </table:table-cell>
              <table:table-cell office:value-type="float" office:value="0.8005611836856">
                <text:p>0.8005611836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6745764503227">
                <text:p>0.876745764503227</text:p>
              </table:table-cell>
              <table:table-cell office:value-type="float" office:value="0.818377126837658">
                <text:p>0.818377126837658</text:p>
              </table:table-cell>
              <table:table-cell office:value-type="float" office:value="0.806391120117401">
                <text:p>0.806391120117401</text:p>
              </table:table-cell>
              <table:table-cell office:value-type="float" office:value="0.79964194791066">
                <text:p>0.79964194791066</text:p>
              </table:table-cell>
              <table:table-cell office:value-type="float" office:value="0.797959792291195">
                <text:p>0.797959792291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5880908296894">
                <text:p>0.875880908296894</text:p>
              </table:table-cell>
              <table:table-cell office:value-type="float" office:value="0.817149672675496">
                <text:p>0.817149672675496</text:p>
              </table:table-cell>
              <table:table-cell office:value-type="float" office:value="0.804669069201604">
                <text:p>0.804669069201604</text:p>
              </table:table-cell>
              <table:table-cell office:value-type="float" office:value="0.797616481947752">
                <text:p>0.797616481947752</text:p>
              </table:table-cell>
              <table:table-cell office:value-type="float" office:value="0.795971499458423">
                <text:p>0.795971499458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163068065566">
                <text:p>0.875163068065566</text:p>
              </table:table-cell>
              <table:table-cell office:value-type="float" office:value="0.816194362505684">
                <text:p>0.816194362505684</text:p>
              </table:table-cell>
              <table:table-cell office:value-type="float" office:value="0.803309360693507">
                <text:p>0.803309360693507</text:p>
              </table:table-cell>
              <table:table-cell office:value-type="float" office:value="0.796045733283524">
                <text:p>0.796045733283524</text:p>
              </table:table-cell>
              <table:table-cell office:value-type="float" office:value="0.794409221485113">
                <text:p>0.794409221485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4560993193548">
                <text:p>0.874560993193548</text:p>
              </table:table-cell>
              <table:table-cell office:value-type="float" office:value="0.815423446044197">
                <text:p>0.815423446044197</text:p>
              </table:table-cell>
              <table:table-cell office:value-type="float" office:value="0.802211798259086">
                <text:p>0.802211798259086</text:p>
              </table:table-cell>
              <table:table-cell office:value-type="float" office:value="0.794801834623143">
                <text:p>0.794801834623143</text:p>
              </table:table-cell>
              <table:table-cell office:value-type="float" office:value="0.793153815625545">
                <text:p>0.793153815625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4051333270841">
                <text:p>0.874051333270841</text:p>
              </table:table-cell>
              <table:table-cell office:value-type="float" office:value="0.814787172257143">
                <text:p>0.814787172257143</text:p>
              </table:table-cell>
              <table:table-cell office:value-type="float" office:value="0.801312989765072">
                <text:p>0.801312989765072</text:p>
              </table:table-cell>
              <table:table-cell office:value-type="float" office:value="0.793798509278361">
                <text:p>0.793798509278361</text:p>
              </table:table-cell>
              <table:table-cell office:value-type="float" office:value="0.79212632570671">
                <text:p>0.792126325706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3616434578393">
                <text:p>0.873616434578393</text:p>
              </table:table-cell>
              <table:table-cell office:value-type="float" office:value="0.814253616077342">
                <text:p>0.814253616077342</text:p>
              </table:table-cell>
              <table:table-cell office:value-type="float" office:value="0.800567476950331">
                <text:p>0.800567476950331</text:p>
              </table:table-cell>
              <table:table-cell office:value-type="float" office:value="0.792976546371696">
                <text:p>0.792976546371696</text:p>
              </table:table-cell>
              <table:table-cell office:value-type="float" office:value="0.791272676978587">
                <text:p>0.791272676978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3242621757237">
                <text:p>0.873242621757237</text:p>
              </table:table-cell>
              <table:table-cell office:value-type="float" office:value="0.813801590774679">
                <text:p>0.813801590774679</text:p>
              </table:table-cell>
              <table:table-cell office:value-type="float" office:value="0.79994212148614">
                <text:p>0.79994212148614</text:p>
              </table:table-cell>
              <table:table-cell office:value-type="float" office:value="0.792293744250768">
                <text:p>0.792293744250768</text:p>
              </table:table-cell>
              <table:table-cell office:value-type="float" office:value="0.790554348467113">
                <text:p>0.790554348467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2919211086228">
                <text:p>0.872919211086228</text:p>
              </table:table-cell>
              <table:table-cell office:value-type="float" office:value="0.813415113941008">
                <text:p>0.813415113941008</text:p>
              </table:table-cell>
              <table:table-cell office:value-type="float" office:value="0.79941228110758">
                <text:p>0.79941228110758</text:p>
              </table:table-cell>
              <table:table-cell office:value-type="float" office:value="0.791719361912273">
                <text:p>0.791719361912273</text:p>
              </table:table-cell>
              <table:table-cell office:value-type="float" office:value="0.789943672947533">
                <text:p>0.7899436729475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2637718215796">
                <text:p>0.872637718215796</text:p>
              </table:table-cell>
              <table:table-cell office:value-type="float" office:value="0.813082231558146">
                <text:p>0.813082231558146</text:p>
              </table:table-cell>
              <table:table-cell office:value-type="float" office:value="0.798959625102017">
                <text:p>0.798959625102017</text:p>
              </table:table-cell>
              <table:table-cell office:value-type="float" office:value="0.791230764949399">
                <text:p>0.791230764949399</text:p>
              </table:table-cell>
              <table:table-cell office:value-type="float" office:value="0.789420054349213">
                <text:p>0.7894200543492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2391420808087">
                <text:p>0.872391420808087</text:p>
              </table:table-cell>
              <table:table-cell office:value-type="float" office:value="0.812793628783472">
                <text:p>0.812793628783472</text:p>
              </table:table-cell>
              <table:table-cell office:value-type="float" office:value="0.798570108136938">
                <text:p>0.798570108136938</text:p>
              </table:table-cell>
              <table:table-cell office:value-type="float" office:value="0.790811225334853">
                <text:p>0.790811225334853</text:p>
              </table:table-cell>
              <table:table-cell office:value-type="float" office:value="0.788967580581384">
                <text:p>0.788967580581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2174877675087">
                <text:p>0.872174877675087</text:p>
              </table:table-cell>
              <table:table-cell office:value-type="float" office:value="0.812541944290698">
                <text:p>0.812541944290698</text:p>
              </table:table-cell>
              <table:table-cell office:value-type="float" office:value="0.798232915050532">
                <text:p>0.798232915050532</text:p>
              </table:table-cell>
              <table:table-cell office:value-type="float" office:value="0.790448027492248">
                <text:p>0.790448027492248</text:p>
              </table:table-cell>
              <table:table-cell office:value-type="float" office:value="0.788574004312853">
                <text:p>0.7885740043128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1983658930973">
                <text:p>0.871983658930973</text:p>
              </table:table-cell>
              <table:table-cell office:value-type="float" office:value="0.812321312421451">
                <text:p>0.812321312421451</text:p>
              </table:table-cell>
              <table:table-cell office:value-type="float" office:value="0.797939552229056">
                <text:p>0.797939552229056</text:p>
              </table:table-cell>
              <table:table-cell office:value-type="float" office:value="0.790131406265053">
                <text:p>0.790131406265053</text:p>
              </table:table-cell>
              <table:table-cell office:value-type="float" office:value="0.788229668601127">
                <text:p>0.788229668601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1814147314038">
                <text:p>0.871814147314038</text:p>
              </table:table-cell>
              <table:table-cell office:value-type="float" office:value="0.812127005976489">
                <text:p>0.812127005976489</text:p>
              </table:table-cell>
              <table:table-cell office:value-type="float" office:value="0.797683203052423">
                <text:p>0.797683203052423</text:p>
              </table:table-cell>
              <table:table-cell office:value-type="float" office:value="0.789853662553837">
                <text:p>0.789853662553837</text:p>
              </table:table-cell>
              <table:table-cell office:value-type="float" office:value="0.787926796076678">
                <text:p>0.7879267960766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71663337558734">
                <text:p>0.871663337558734</text:p>
              </table:table-cell>
              <table:table-cell office:value-type="float" office:value="0.811955163957977">
                <text:p>0.811955163957977</text:p>
              </table:table-cell>
              <table:table-cell office:value-type="float" office:value="0.797458104037279">
                <text:p>0.797458104037279</text:p>
              </table:table-cell>
              <table:table-cell office:value-type="float" office:value="0.789608798641622">
                <text:p>0.789608798641622</text:p>
              </table:table-cell>
              <table:table-cell office:value-type="float" office:value="0.787659008581224">
                <text:p>0.787659008581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71528726377185">
                <text:p>0.871528726377185</text:p>
              </table:table-cell>
              <table:table-cell office:value-type="float" office:value="0.811802610052786">
                <text:p>0.811802610052786</text:p>
              </table:table-cell>
              <table:table-cell office:value-type="float" office:value="0.797259525231497">
                <text:p>0.797259525231497</text:p>
              </table:table-cell>
              <table:table-cell office:value-type="float" office:value="0.789391987152047">
                <text:p>0.789391987152047</text:p>
              </table:table-cell>
              <table:table-cell office:value-type="float" office:value="0.78742117340193">
                <text:p>0.78742117340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71408200852432">
                <text:p>0.871408200852432</text:p>
              </table:table-cell>
              <table:table-cell office:value-type="float" office:value="0.811666712835395">
                <text:p>0.811666712835395</text:p>
              </table:table-cell>
              <table:table-cell office:value-type="float" office:value="0.797083504597282">
                <text:p>0.797083504597282</text:p>
              </table:table-cell>
              <table:table-cell office:value-type="float" office:value="0.789199152790234">
                <text:p>0.789199152790234</text:p>
              </table:table-cell>
              <table:table-cell office:value-type="float" office:value="0.787209101763945">
                <text:p>0.787209101763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71300000192251">
                <text:p>0.871300000192251</text:p>
              </table:table-cell>
              <table:table-cell office:value-type="float" office:value="0.811545277540768">
                <text:p>0.811545277540768</text:p>
              </table:table-cell>
              <table:table-cell office:value-type="float" office:value="0.79692674310815">
                <text:p>0.79692674310815</text:p>
              </table:table-cell>
              <table:table-cell office:value-type="float" office:value="0.789026998531801">
                <text:p>0.789026998531801</text:p>
              </table:table-cell>
              <table:table-cell office:value-type="float" office:value="0.787019263147706">
                <text:p>0.787019263147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71202618575298">
                <text:p>0.871202618575298</text:p>
              </table:table-cell>
              <table:table-cell office:value-type="float" office:value="0.811436456073759">
                <text:p>0.811436456073759</text:p>
              </table:table-cell>
              <table:table-cell office:value-type="float" office:value="0.796786545445805">
                <text:p>0.796786545445805</text:p>
              </table:table-cell>
              <table:table-cell office:value-type="float" office:value="0.788872842295851">
                <text:p>0.788872842295851</text:p>
              </table:table-cell>
              <table:table-cell office:value-type="float" office:value="0.78684876848176">
                <text:p>0.78684876848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71114763134558">
                <text:p>0.871114763134558</text:p>
              </table:table-cell>
              <table:table-cell office:value-type="float" office:value="0.811338683992354">
                <text:p>0.811338683992354</text:p>
              </table:table-cell>
              <table:table-cell office:value-type="float" office:value="0.796660693107593">
                <text:p>0.796660693107593</text:p>
              </table:table-cell>
              <table:table-cell office:value-type="float" office:value="0.788734339243258">
                <text:p>0.788734339243258</text:p>
              </table:table-cell>
              <table:table-cell office:value-type="float" office:value="0.786695158406326">
                <text:p>0.786695158406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71035322935376">
                <text:p>0.871035322935376</text:p>
              </table:table-cell>
              <table:table-cell office:value-type="float" office:value="0.811250622497386">
                <text:p>0.811250622497386</text:p>
              </table:table-cell>
              <table:table-cell office:value-type="float" office:value="0.796547193264642">
                <text:p>0.796547193264642</text:p>
              </table:table-cell>
              <table:table-cell office:value-type="float" office:value="0.788609566920737">
                <text:p>0.788609566920737</text:p>
              </table:table-cell>
              <table:table-cell office:value-type="float" office:value="0.786556382272164">
                <text:p>0.786556382272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70963358331793">
                <text:p>0.870963358331793</text:p>
              </table:table-cell>
              <table:table-cell office:value-type="float" office:value="0.811171130611764">
                <text:p>0.811171130611764</text:p>
              </table:table-cell>
              <table:table-cell office:value-type="float" office:value="0.796444530778597">
                <text:p>0.796444530778597</text:p>
              </table:table-cell>
              <table:table-cell office:value-type="float" office:value="0.788496884786006">
                <text:p>0.788496884786006</text:p>
              </table:table-cell>
              <table:table-cell office:value-type="float" office:value="0.786430694668707">
                <text:p>0.7864306946687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0898046578533">
                <text:p>0.870898046578533</text:p>
              </table:table-cell>
              <table:table-cell office:value-type="float" office:value="0.8110992220781">
                <text:p>0.8110992220781</text:p>
              </table:table-cell>
              <table:table-cell office:value-type="float" office:value="0.796351387911104">
                <text:p>0.796351387911104</text:p>
              </table:table-cell>
              <table:table-cell office:value-type="float" office:value="0.78839490021445">
                <text:p>0.78839490021445</text:p>
              </table:table-cell>
              <table:table-cell office:value-type="float" office:value="0.786316630810232">
                <text:p>0.7863166308102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0838674016676">
                <text:p>0.870838674016676</text:p>
              </table:table-cell>
              <table:table-cell office:value-type="float" office:value="0.811034064107716">
                <text:p>0.811034064107716</text:p>
              </table:table-cell>
              <table:table-cell office:value-type="float" office:value="0.7962666226529">
                <text:p>0.7962666226529</text:p>
              </table:table-cell>
              <table:table-cell office:value-type="float" office:value="0.788302384967212">
                <text:p>0.788302384967212</text:p>
              </table:table-cell>
              <table:table-cell office:value-type="float" office:value="0.786212840304709">
                <text:p>0.786212840304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